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Utils.getCheckSumOctalBytes( final long value , final byte [ ] buf , final int offset , final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Utils.getLongOctalBytes( final long value , final byte [ ] buf , final int offset , final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Utils.getNameBytes( final StringBuffer name , final byte [ ] buffer , final int offset , final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rUtils.computeCheckSum( final byte [ ] 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rUtils.getOctalBytes( final long value , final byte [ ] buffer , final int offset , final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arUtils.parseName( final byte [ ] header , final int offset , final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rUtils.parseOctal( final byte [ ] header , final int offset , final int 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